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f880" officeooo:paragraph-rsid="0011f880"/>
    </style:style>
    <style:style style:name="P2" style:family="paragraph" style:parent-style-name="Standard">
      <style:text-properties officeooo:rsid="0014255e" officeooo:paragraph-rsid="0014255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text-properties officeooo:rsid="0014255e" officeooo:paragraph-rsid="0014255e"/>
    </style:style>
    <style:style style:name="P5" style:family="paragraph" style:parent-style-name="Table_20_Contents">
      <style:text-properties officeooo:rsid="001c0299" officeooo:paragraph-rsid="001c0299"/>
    </style:style>
    <style:style style:name="P6" style:family="paragraph" style:parent-style-name="Table_20_Contents">
      <style:text-properties officeooo:rsid="001d0730" officeooo:paragraph-rsid="001d0730"/>
    </style:style>
    <style:style style:name="P7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Standard" style:list-style-name="L8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5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0730" officeooo:paragraph-rsid="001d0730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46cf3" style:text-blinking="false" fo:background-color="transparent"/>
    </style:style>
    <style:style style:name="P16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20%" fo:background-color="transparent" style:writing-mode="lr-tb"/>
    </style:style>
    <style:style style:name="P17" style:family="paragraph" style:parent-style-name="Table_20_Contents" style:list-style-name="L2">
      <style:text-properties officeooo:rsid="0019d5d1" officeooo:paragraph-rsid="0019d5d1"/>
    </style:style>
    <style:style style:name="P18" style:family="paragraph" style:parent-style-name="Table_20_Contents" style:list-style-name="L2">
      <style:text-properties officeooo:rsid="0019d5d1" officeooo:paragraph-rsid="002642f4"/>
    </style:style>
    <style:style style:name="P19" style:family="paragraph" style:parent-style-name="Table_20_Contents" style:list-style-name="L3">
      <style:text-properties officeooo:rsid="0019d5d1" officeooo:paragraph-rsid="0019d5d1"/>
    </style:style>
    <style:style style:name="P20" style:family="paragraph" style:parent-style-name="Table_20_Contents" style:list-style-name="L3">
      <style:text-properties officeooo:rsid="0019d5d1" officeooo:paragraph-rsid="00246cf3"/>
    </style:style>
    <style:style style:name="P21" style:family="paragraph" style:parent-style-name="Table_20_Contents">
      <style:text-properties officeooo:rsid="0019d5d1" officeooo:paragraph-rsid="0019d5d1"/>
    </style:style>
    <style:style style:name="P22" style:family="paragraph" style:parent-style-name="Table_20_Contents">
      <style:text-properties officeooo:rsid="0019d5d1" officeooo:paragraph-rsid="00246cf3"/>
    </style:style>
    <style:style style:name="P23" style:family="paragraph" style:parent-style-name="Table_20_Contents">
      <style:text-properties officeooo:rsid="0019d5d1" officeooo:paragraph-rsid="002642f4"/>
    </style:style>
    <style:style style:name="P24" style:family="paragraph" style:parent-style-name="Table_20_Contents" style:list-style-name="L5">
      <style:text-properties officeooo:rsid="001d0730" officeooo:paragraph-rsid="001d0730"/>
    </style:style>
    <style:style style:name="P25" style:family="paragraph" style:parent-style-name="Table_20_Contents" style:list-style-name="L7"/>
    <style:style style:name="P26" style:family="paragraph" style:parent-style-name="Table_20_Contents" style:list-style-name="L8"/>
    <style:style style:name="P27" style:family="paragraph" style:parent-style-name="Table_20_Contents">
      <style:text-properties officeooo:paragraph-rsid="002299b4"/>
    </style:style>
    <style:style style:name="P28" style:family="paragraph" style:parent-style-name="Table_20_Contents" style:list-style-name="L10">
      <style:text-properties officeooo:paragraph-rsid="002299b4"/>
    </style:style>
    <style:style style:name="P29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d5d1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2299b4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ublish Progres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Defined</text:p>
          </table:table-cell>
          <table:table-cell table:style-name="Table1.A1" office:value-type="string">
            <text:p text:style-name="P4">In Progress</text:p>
          </table:table-cell>
          <table:table-cell table:style-name="Table1.C1" office:value-type="string">
            <text:p text:style-name="P4">Completed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7"><text:bookmark text:name="docs-internal-guid-b572ef5e-7fff-30ad-3ccb-e894a752156d"/>Youtube</text:p>
            <text:list xml:id="list3692492737" text:style-name="L1">
              <text:list-item>
                <text:p text:style-name="P11">Video</text:p>
              </text:list-item>
              <text:list-item>
                <text:p text:style-name="P11">Description</text:p>
              </text:list-item>
              <text:list-item>
                <text:p text:style-name="P11">oneweb link</text:p>
              </text:list-item>
              <text:list-item>
                <text:p text:style-name="P11">Thingiverse link</text:p>
              </text:list-item>
              <text:list-item>
                <text:p text:style-name="P11">Source code link</text:p>
              </text:list-item>
              <text:list-item>
                <text:p text:style-name="P11">publish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3">Oneweb.net</text:p>
            <text:list xml:id="list1764915781" text:style-name="L2">
              <text:list-item>
                <text:p text:style-name="P18">content</text:p>
              </text:list-item>
              <text:list-item>
                <text:p text:style-name="P18">embed video</text:p>
              </text:list-item>
              <text:list-item>
                <text:p text:style-name="P18">intra-oneweb links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2">Oneweb.org</text:p>
            <text:list xml:id="list1086749657" text:style-name="L3">
              <text:list-item>
                <text:p text:style-name="P20">documentation</text:p>
              </text:list-item>
            </text:list>
            <text:list xml:id="list417763097" text:style-name="L11">
              <text:list-item>
                <text:p text:style-name="P15"><text:bookmark-start text:name="__DdeLink__189_3678078665"/>Source code<text:bookmark-end text:name="__DdeLink__189_3678078665"/> link</text:p>
              </text:list-item>
              <text:list-item>
                <text:p text:style-name="P15">Embed video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<text:bookmark text:name="docs-internal-guid-af6f3068-7fff-7e18-f360-dfb89fb635c2"/>github.com</text:p>
            <text:list xml:id="list3575294037" text:style-name="L6">
              <text:list-item>
                <text:p text:style-name="P13">readme</text:p>
              </text:list-item>
              <text:list-item>
                <text:p text:style-name="P16"><text:span text:style-name="T1">Video link/embed</text:span>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bookmark text:name="docs-internal-guid-b820b522-7fff-955a-6bd0-3ba7c5e8f2eb"/>Google+</text:p>
            <text:list xml:id="list2622919827" text:style-name="L8">
              <text:list-item>
                <text:p text:style-name="P8"><text:bookmark text:name="docs-internal-guid-402d6d7e-7fff-1ac5-915e-7a11b00452d2"/>Public</text:p>
              </text:list-item>
              <text:list-item>
                <text:p text:style-name="P26"/>
              </text:list-item>
            </text:list>
          </table:table-cell>
          <table:table-cell table:style-name="Table1.A2" office:value-type="string">
            <text:list xml:id="list2666561667" text:style-name="L7">
              <text:list-item>
                <text:p text:style-name="P25"/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bookmark text:name="docs-internal-guid-4ee9f4f4-7fff-c144-e6f4-9d77fa990ec8"/>Twitter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Facebook</text:p>
            <text:list xml:id="list3523698975" text:style-name="L5">
              <text:list-item>
                <text:p text:style-name="P24">Selenium Groups</text:p>
              </text:list-item>
              <text:list-item>
                <text:p text:style-name="P9"><text:bookmark text:name="docs-internal-guid-0fb75d74-7fff-52be-ab07-af8836a82bf9"/>Selenium </text:p>
              </text:list-item>
              <text:list-item text:style-override="L9">
                <text:p text:style-name="P14">Java</text:p>
              </text:list-item>
              <text:list-item text:style-override="L9">
                <text:p text:style-name="P14">Testng</text:p>
              </text:list-item>
              <text:list-item>
                <text:p text:style-name="P24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7"><text:span text:style-name="T2">Email</text:span></text:p>
            <text:list xml:id="list4199044419" text:style-name="L10">
              <text:list-item>
                <text:p text:style-name="P28"><text:span text:style-name="T2">Mukush – Indian </text:span><text:soft-page-break/><text:span text:style-name="T2">Selenium guy</text:span>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6:08:34.961762889</meta:creation-date>
    <dc:date>2019-01-07T16:49:42.733334892</dc:date>
    <meta:editing-duration>PT1H36M10S</meta:editing-duration>
    <meta:editing-cycles>12</meta:editing-cycles>
    <meta:generator>LibreOffice/6.0.7.3$Linux_X86_64 LibreOffice_project/00m0$Build-3</meta:generator>
    <meta:document-statistic meta:table-count="1" meta:image-count="0" meta:object-count="0" meta:page-count="2" meta:paragraph-count="35" meta:word-count="71" meta:character-count="362" meta:non-whitespace-character-count="344"/>
  </office:meta>
</office:document-meta>
</file>